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7.5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Evolutionary robotics: the biology, intelligence, and technology of self-organizing machines</text:p>
          </table:table-cell>
          <table:table-cell office:value-type="float" office:value="2000" calcext:value-type="float">
            <text:p>2000</text:p>
          </table:table-cell>
          <table:table-cell table:formula="of:= [.A1] / (2016 - [.C1])" office:value-type="float" office:value="88.5625" calcext:value-type="float">
            <text:p>88.56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Evolutionary multi-objective optimization - <text:s/>a historical view of the field</text:p>
          </table:table-cell>
          <table:table-cell office:value-type="float" office:value="2006" calcext:value-type="float">
            <text:p>2006</text:p>
          </table:table-cell>
          <table:table-cell table:formula="of:= [.A2] / (2016 - [.C2])"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Evolutionary robotics</text:p>
          </table:table-cell>
          <table:table-cell office:value-type="float" office:value="2008" calcext:value-type="float">
            <text:p>2008</text:p>
          </table:table-cell>
          <table:table-cell table:formula="of:= [.A3] / (2016 - [.C3])" office:value-type="float" office:value="52.25" calcext:value-type="float">
            <text:p>52.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pontaneous evolution of modularity and network motifs</text:p>
          </table:table-cell>
          <table:table-cell office:value-type="float" office:value="2005" calcext:value-type="float">
            <text:p>2005</text:p>
          </table:table-cell>
          <table:table-cell table:formula="of:= [.A4] / (2016 - [.C4])" office:value-type="float" office:value="45.2727272727273" calcext:value-type="float">
            <text:p>45.27272727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Resilient machines through continuous self-modeling.</text:p>
          </table:table-cell>
          <table:table-cell office:value-type="float" office:value="2006" calcext:value-type="float">
            <text:p>2006</text:p>
          </table:table-cell>
          <table:table-cell table:formula="of:= [.A5] / (2016 - [.C5])"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A hypercube-based encoding for evolving large-scale neural networks</text:p>
          </table:table-cell>
          <table:table-cell office:value-type="float" office:value="2009" calcext:value-type="float">
            <text:p>2009</text:p>
          </table:table-cell>
          <table:table-cell table:formula="of:= [.A6] / (2016 - [.C6])" office:value-type="float" office:value="32.7142857142857" calcext:value-type="float">
            <text:p>32.714285714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A taxonomy for artificial embryogeny</text:p>
          </table:table-cell>
          <table:table-cell office:value-type="float" office:value="2003" calcext:value-type="float">
            <text:p>2003</text:p>
          </table:table-cell>
          <table:table-cell table:formula="of:= [.A7] / (2016 - [.C7])" office:value-type="float" office:value="30.3076923076923" calcext:value-type="float">
            <text:p>30.30769230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Compositional pattern producing networks - <text:s/>A novel abstraction of development</text:p>
          </table:table-cell>
          <table:table-cell office:value-type="float" office:value="2007" calcext:value-type="float">
            <text:p>2007</text:p>
          </table:table-cell>
          <table:table-cell table:formula="of:= [.A8] / (2016 - [.C8])" office:value-type="float" office:value="27.3333333333333" calcext:value-type="float">
            <text:p>27.33333333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Fitness sharing and niching methods revisited</text:p>
          </table:table-cell>
          <table:table-cell office:value-type="float" office:value="1998" calcext:value-type="float">
            <text:p>1998</text:p>
          </table:table-cell>
          <table:table-cell table:formula="of:= [.A9] / (2016 - [.C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Robotics - <text:s/>Self-reproducing machines</text:p>
          </table:table-cell>
          <table:table-cell office:value-type="float" office:value="2005" calcext:value-type="float">
            <text:p>2005</text:p>
          </table:table-cell>
          <table:table-cell table:formula="of:= [.A10] / (2016 - [.C10])" office:value-type="float" office:value="23.2727272727273" calcext:value-type="float">
            <text:p>23.27272727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Fitness functions in evolutionary robotics - <text:s/>A survey and analysis</text:p>
          </table:table-cell>
          <table:table-cell office:value-type="float" office:value="2009" calcext:value-type="float">
            <text:p>2009</text:p>
          </table:table-cell>
          <table:table-cell table:formula="of:= [.A11] / (2016 - [.C11])" office:value-type="float" office:value="20.5714285714286" calcext:value-type="float">
            <text:p>20.57142857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Encouraging Behavioral Diversity in Evolutionary Robotics - <text:s/>An Empirical Study</text:p>
          </table:table-cell>
          <table:table-cell office:value-type="float" office:value="2012" calcext:value-type="float">
            <text:p>2012</text:p>
          </table:table-cell>
          <table:table-cell table:formula="of:= [.A12] / (2016 - [.C12])"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Explorations in evolutionary robotics</text:p>
          </table:table-cell>
          <table:table-cell office:value-type="float" office:value="1993" calcext:value-type="float">
            <text:p>1993</text:p>
          </table:table-cell>
          <table:table-cell table:formula="of:= [.A13] / (2016 - [.C13])" office:value-type="float" office:value="18.7826086956522" calcext:value-type="float">
            <text:p>18.782608695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Evolutionary robotics - <text:s/>the Sussex approach</text:p>
          </table:table-cell>
          <table:table-cell office:value-type="float" office:value="1997" calcext:value-type="float">
            <text:p>1997</text:p>
          </table:table-cell>
          <table:table-cell table:formula="of:= [.A14] / (2016 - [.C14])" office:value-type="float" office:value="16.421052631579" calcext:value-type="float">
            <text:p>16.42105263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Noise and the reality gap <text:s/>The use of simulation in evolutionary robotics</text:p>
          </table:table-cell>
          <table:table-cell office:value-type="float" office:value="1995" calcext:value-type="float">
            <text:p>1995</text:p>
          </table:table-cell>
          <table:table-cell table:formula="of:= [.A15] / (2016 - [.C15])" office:value-type="float" office:value="15.6190476190476" calcext:value-type="float">
            <text:p>15.6190476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office:value-type="string" calcext:value-type="string">
            <text:p>Evolutionary robots with on-line self-organization and behavioral fitness</text:p>
          </table:table-cell>
          <table:table-cell office:value-type="float" office:value="2000" calcext:value-type="float">
            <text:p>2000</text:p>
          </table:table-cell>
          <table:table-cell table:formula="of:= [.A16] / (2016 - [.C16])" office:value-type="float" office:value="13.8125" calcext:value-type="float">
            <text:p>13.81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The transferability approach - <text:s/>Crossing the reality gap in evolutionary robotics</text:p>
          </table:table-cell>
          <table:table-cell office:value-type="float" office:value="2013" calcext:value-type="float">
            <text:p>2013</text:p>
          </table:table-cell>
          <table:table-cell table:formula="of:= [.A17] / (2016 - [.C17])" office:value-type="float" office:value="13.6666666666667" calcext:value-type="float">
            <text:p>13.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n the performance of indirect encoding across the continuum of regularity</text:p>
          </table:table-cell>
          <table:table-cell office:value-type="float" office:value="2011" calcext:value-type="float">
            <text:p>2011</text:p>
          </table:table-cell>
          <table:table-cell table:formula="of:= [.A18] / (2016 - [.C18])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ow to Evolve Autonomous Robots: Different Approaches in Evolutionary Robotics</text:p>
          </table:table-cell>
          <table:table-cell office:value-type="float" office:value="1994" calcext:value-type="float">
            <text:p>1994</text:p>
          </table:table-cell>
          <table:table-cell table:formula="of:= [.A19] / (2016 - [.C19])" office:value-type="float" office:value="13.0454545454545" calcext:value-type="float">
            <text:p>13.04545454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volutionary Robotics and the Radical Envelope-of-Noise Hypothesis</text:p>
          </table:table-cell>
          <table:table-cell office:value-type="float" office:value="1997" calcext:value-type="float">
            <text:p>1997</text:p>
          </table:table-cell>
          <table:table-cell table:formula="of:= [.A20] / (2016 - [.C20])" office:value-type="float" office:value="12.9473684210526" calcext:value-type="float">
            <text:p>12.94736842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Evolved and designed self-reproducing modular robotics</text:p>
          </table:table-cell>
          <table:table-cell office:value-type="float" office:value="2007" calcext:value-type="float">
            <text:p>2007</text:p>
          </table:table-cell>
          <table:table-cell table:formula="of:= [.A21] / (2016 - [.C21])" office:value-type="float" office:value="12.3333333333333" calcext:value-type="float">
            <text:p>12.33333333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Issues in evolutionary robotics</text:p>
          </table:table-cell>
          <table:table-cell office:value-type="float" office:value="1992" calcext:value-type="float">
            <text:p>1992</text:p>
          </table:table-cell>
          <table:table-cell table:formula="of:= [.A22] / (2016 - [.C22])" office:value-type="float" office:value="10.7916666666667" calcext:value-type="float">
            <text:p>10.791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orphogenetic robotics: An emerging new field in developmental robotics</text:p>
          </table:table-cell>
          <table:table-cell office:value-type="float" office:value="2011" calcext:value-type="float">
            <text:p>2011</text:p>
          </table:table-cell>
          <table:table-cell table:formula="of:= [.A23] / (2016 - [.C23]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volutionary Swarm Robotics</text:p>
          </table:table-cell>
          <table:table-cell office:value-type="float" office:value="2008" calcext:value-type="float">
            <text:p>2008</text:p>
          </table:table-cell>
          <table:table-cell table:formula="of:= [.A24] / (2016 - [.C2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Genetic programming approach to the construction of a neural network for control of a walking robot</text:p>
          </table:table-cell>
          <table:table-cell office:value-type="float" office:value="1992" calcext:value-type="float">
            <text:p>1992</text:p>
          </table:table-cell>
          <table:table-cell table:formula="of:= [.A25] / (2016 - [.C25])" office:value-type="float" office:value="7.91666666666667" calcext:value-type="float">
            <text:p>7.91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Self-organized coordinated motion in groups of physically connected robots</text:p>
          </table:table-cell>
          <table:table-cell office:value-type="float" office:value="2007" calcext:value-type="float">
            <text:p>2007</text:p>
          </table:table-cell>
          <table:table-cell table:formula="of:= [.A26] / (2016 - [.C26])" office:value-type="float" office:value="7.77777777777778" calcext:value-type="float">
            <text:p>7.77777777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Minimal Simulations For Evolutionary Robotics</text:p>
          </table:table-cell>
          <table:table-cell office:value-type="float" office:value="1998" calcext:value-type="float">
            <text:p>1998</text:p>
          </table:table-cell>
          <table:table-cell table:formula="of:= [.A27] / (2016 - [.C27])" office:value-type="float" office:value="7.55555555555556" calcext:value-type="float">
            <text:p>7.555555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rossing the reality gap in evolutionary robotics by promoting transferable controllers</text:p>
          </table:table-cell>
          <table:table-cell office:value-type="float" office:value="2010" calcext:value-type="float">
            <text:p>2010</text:p>
          </table:table-cell>
          <table:table-cell table:formula="of:= [.A28] / (2016 - [.C28]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rinciples of modularity, regularity, and hierarchy for scalable systems</text:p>
          </table:table-cell>
          <table:table-cell office:value-type="float" office:value="2007" calcext:value-type="float">
            <text:p>2007</text:p>
          </table:table-cell>
          <table:table-cell table:formula="of:= [.A29] / (2016 - [.C29])" office:value-type="float" office:value="6.77777777777778" calcext:value-type="float">
            <text:p>6.7777777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Estimating dinosaur maximum running speeds using evolutionary robotics</text:p>
          </table:table-cell>
          <table:table-cell office:value-type="float" office:value="2007" calcext:value-type="float">
            <text:p>2007</text:p>
          </table:table-cell>
          <table:table-cell table:formula="of:= [.A30] / (2016 - [.C30])"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God save the red queen! Competition in co-evolutionary robotics</text:p>
          </table:table-cell>
          <table:table-cell office:value-type="float" office:value="1997" calcext:value-type="float">
            <text:p>1997</text:p>
          </table:table-cell>
          <table:table-cell table:formula="of:= [.A31] / (2016 - [.C31])" office:value-type="float" office:value="6.57894736842105" calcext:value-type="float">
            <text:p>6.57894736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Behavioral diversity measures for evolutionary robotics</text:p>
          </table:table-cell>
          <table:table-cell office:value-type="float" office:value="2010" calcext:value-type="float">
            <text:p>2010</text:p>
          </table:table-cell>
          <table:table-cell table:formula="of:= [.A32] / (2016 - [.C32])" office:value-type="float" office:value="6.16666666666667" calcext:value-type="float">
            <text:p>6.16666666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Evolutionary robotics - <text:s/>Exploiting the full power of self-organization</text:p>
          </table:table-cell>
          <table:table-cell office:value-type="float" office:value="1998" calcext:value-type="float">
            <text:p>1998</text:p>
          </table:table-cell>
          <table:table-cell table:formula="of:= [.A33] / (2016 - [.C33])" office:value-type="float" office:value="5.72222222222222" calcext:value-type="float">
            <text:p>5.72222222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Competitive co-evolutionary robotics - <text:s/>From theory to practice</text:p>
          </table:table-cell>
          <table:table-cell office:value-type="float" office:value="1998" calcext:value-type="float">
            <text:p>1998</text:p>
          </table:table-cell>
          <table:table-cell table:formula="of:= [.A34] / (2016 - [.C34])" office:value-type="float" office:value="5.44444444444444" calcext:value-type="float">
            <text:p>5.4444444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Evolutionary robotics - <text:s/>The next-generation-platform for on-line and on-board artificial evolution</text:p>
          </table:table-cell>
          <table:table-cell office:value-type="float" office:value="2009" calcext:value-type="float">
            <text:p>2009</text:p>
          </table:table-cell>
          <table:table-cell table:formula="of:= [.A35] / (2016 - [.C35])" office:value-type="float" office:value="5.28571428571429" calcext:value-type="float">
            <text:p>5.28571428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volutionary robotics - <text:s/>Exploring new horizons</text:p>
          </table:table-cell>
          <table:table-cell office:value-type="float" office:value="2011" calcext:value-type="float">
            <text:p>2011</text:p>
          </table:table-cell>
          <table:table-cell table:formula="of:= [.A36] / (2016 - [.C36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Evolving controllers for real robots - <text:s/>A survey of the literature</text:p>
          </table:table-cell>
          <table:table-cell office:value-type="float" office:value="2003" calcext:value-type="float">
            <text:p>2003</text:p>
          </table:table-cell>
          <table:table-cell table:formula="of:= [.A37] / (2016 - [.C37])" office:value-type="float" office:value="5.15384615384615" calcext:value-type="float">
            <text:p>5.15384615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A hormone-based controller for evolutionary multi-modular robotics - <text:s/>From single modules to gait learning</text:p>
          </table:table-cell>
          <table:table-cell office:value-type="float" office:value="2010" calcext:value-type="float">
            <text:p>2010</text:p>
          </table:table-cell>
          <table:table-cell table:formula="of:= [.A38] / (2016 - [.C3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Cellular encoding for interactive evolutionary robotics</text:p>
          </table:table-cell>
          <table:table-cell office:value-type="float" office:value="1997" calcext:value-type="float">
            <text:p>1997</text:p>
          </table:table-cell>
          <table:table-cell table:formula="of:= [.A39] / (2016 - [.C39])" office:value-type="float" office:value="4.94736842105263" calcext:value-type="float">
            <text:p>4.94736842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Evolutionary Robotics-A children's game</text:p>
          </table:table-cell>
          <table:table-cell office:value-type="float" office:value="1998" calcext:value-type="float">
            <text:p>1998</text:p>
          </table:table-cell>
          <table:table-cell table:formula="of:= [.A40] / (2016 - [.C40])" office:value-type="float" office:value="4.77777777777778" calcext:value-type="float">
            <text:p>4.77777777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olutionary Techniques in Physical Robotics</text:p>
          </table:table-cell>
          <table:table-cell office:value-type="float" office:value="2000" calcext:value-type="float">
            <text:p>2000</text:p>
          </table:table-cell>
          <table:table-cell table:formula="of:= [.A41] / (2016 - [.C41])" office:value-type="float" office:value="4.5625" calcext:value-type="float">
            <text:p>4.5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Evolutionary robotics - <text:s/>A survey of applications and problems</text:p>
          </table:table-cell>
          <table:table-cell office:value-type="float" office:value="1998" calcext:value-type="float">
            <text:p>1998</text:p>
          </table:table-cell>
          <table:table-cell table:formula="of:= [.A42] / (2016 - [.C42])" office:value-type="float" office:value="4.44444444444444" calcext:value-type="float">
            <text:p>4.44444444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Combining simulation and reality in evolutionary robotics</text:p>
          </table:table-cell>
          <table:table-cell office:value-type="float" office:value="2007" calcext:value-type="float">
            <text:p>2007</text:p>
          </table:table-cell>
          <table:table-cell table:formula="of:= [.A43] / (2016 - [.C43])" office:value-type="float" office:value="4.44444444444444" calcext:value-type="float">
            <text:p>4.44444444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ze exploration behaviors using an integrated evolutionary robotics environment</text:p>
          </table:table-cell>
          <table:table-cell office:value-type="float" office:value="2004" calcext:value-type="float">
            <text:p>2004</text:p>
          </table:table-cell>
          <table:table-cell table:formula="of:= [.A44] / (2016 - [.C44])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Evolutionary robotics - <text:s/>The next generation</text:p>
          </table:table-cell>
          <table:table-cell office:value-type="float" office:value="2000" calcext:value-type="float">
            <text:p>2000</text:p>
          </table:table-cell>
          <table:table-cell table:formula="of:= [.A45] / (2016 - [.C4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Back to reality - <text:s/>Crossing the reality gap in evolutionary robotics</text:p>
          </table:table-cell>
          <table:table-cell office:value-type="float" office:value="2004" calcext:value-type="float">
            <text:p>2004</text:p>
          </table:table-cell>
          <table:table-cell table:formula="of:= [.A46] / (2016 - [.C46])"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Evolutionary Robotics for Legged Machines: From Simulation to Physical Reality</text:p>
          </table:table-cell>
          <table:table-cell office:value-type="float" office:value="2006" calcext:value-type="float">
            <text:p>2006</text:p>
          </table:table-cell>
          <table:table-cell table:formula="of:= [.A47] / (2016 - [.C47]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n algorithm for distributed on-line, on-board evolutionary robotics</text:p>
          </table:table-cell>
          <table:table-cell office:value-type="float" office:value="2011" calcext:value-type="float">
            <text:p>2011</text:p>
          </table:table-cell>
          <table:table-cell table:formula="of:= [.A48] / (2016 - [.C48]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Embodied evolution - <text:s/>A response to challenges in evolutionary robotics</text:p>
          </table:table-cell>
          <table:table-cell office:value-type="float" office:value="1999" calcext:value-type="float">
            <text:p>1999</text:p>
          </table:table-cell>
          <table:table-cell table:formula="of:= [.A49] / (2016 - [.C49])" office:value-type="float" office:value="3.76470588235294" calcext:value-type="float">
            <text:p>3.76470588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eciation in behavioral space for evolutionary robotics</text:p>
          </table:table-cell>
          <table:table-cell office:value-type="float" office:value="2011" calcext:value-type="float">
            <text:p>2011</text:p>
          </table:table-cell>
          <table:table-cell table:formula="of:= [.A50] / (2016 - [.C50]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Toward open-ended evolutionary robotics - <text:s/>evolving elementary robotic units able to self-assemble and self-reproduce</text:p>
          </table:table-cell>
          <table:table-cell office:value-type="float" office:value="2004" calcext:value-type="float">
            <text:p>2004</text:p>
          </table:table-cell>
          <table:table-cell table:formula="of:= [.A51] / (2016 - [.C51]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Combining fitness-based search and user modeling in evolutionary robotics</text:p>
          </table:table-cell>
          <table:table-cell office:value-type="float" office:value="2013" calcext:value-type="float">
            <text:p>2013</text:p>
          </table:table-cell>
          <table:table-cell table:formula="of:= [.A52] / (2016 - [.C52]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reation Of A Learning, Flying Robot By Means Of Evolution</text:p>
          </table:table-cell>
          <table:table-cell office:value-type="float" office:value="2002" calcext:value-type="float">
            <text:p>2002</text:p>
          </table:table-cell>
          <table:table-cell table:formula="of:= [.A53] / (2016 - [.C53])" office:value-type="float" office:value="3.21428571428571" calcext:value-type="float">
            <text:p>3.2142857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edicting the metabolic energy costs of bipedalism using evolutionary robotics.</text:p>
          </table:table-cell>
          <table:table-cell office:value-type="float" office:value="2003" calcext:value-type="float">
            <text:p>2003</text:p>
          </table:table-cell>
          <table:table-cell table:formula="of:= [.A54] / (2016 - [.C54])" office:value-type="float" office:value="3.07692307692308" calcext:value-type="float">
            <text:p>3.07692307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eutral networks in an evolutionary robotics search space</text:p>
          </table:table-cell>
          <table:table-cell office:value-type="float" office:value="2001" calcext:value-type="float">
            <text:p>2001</text:p>
          </table:table-cell>
          <table:table-cell table:formula="of:= [.A55] / (2016 - [.C55])" office:value-type="float" office:value="3.06666666666667" calcext:value-type="float">
            <text:p>3.0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Exploring the Kuramoto model of coupled oscillators in minimally cognitive evolutionary robotics tasks</text:p>
          </table:table-cell>
          <table:table-cell office:value-type="float" office:value="2010" calcext:value-type="float">
            <text:p>2010</text:p>
          </table:table-cell>
          <table:table-cell table:formula="of:= [.A56] / (2016 - [.C56])" office:value-type="float" office:value="2.83333333333333" calcext:value-type="float">
            <text:p>2.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New models for old questions - <text:s/>Evolutionary robotics and the ‘A not B’error</text:p>
          </table:table-cell>
          <table:table-cell office:value-type="float" office:value="2007" calcext:value-type="float">
            <text:p>2007</text:p>
          </table:table-cell>
          <table:table-cell table:formula="of:= [.A57] / (2016 - [.C57])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Evolutionary robotics—A review</text:p>
          </table:table-cell>
          <table:table-cell office:value-type="float" office:value="2003" calcext:value-type="float">
            <text:p>2003</text:p>
          </table:table-cell>
          <table:table-cell table:formula="of:= [.A58] / (2016 - [.C58])" office:value-type="float" office:value="2.61538461538462" calcext:value-type="float">
            <text:p>2.61538461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Generating adaptive behavior using function regression within genetic programming and a real robot</text:p>
          </table:table-cell>
          <table:table-cell office:value-type="float" office:value="1997" calcext:value-type="float">
            <text:p>1997</text:p>
          </table:table-cell>
          <table:table-cell table:formula="of:= [.A59] / (2016 - [.C59])" office:value-type="float" office:value="2.57894736842105" calcext:value-type="float">
            <text:p>2.57894736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How Co-Evolution can Enhance the Adaptive Power of Artificial Evolution: Implications for Evolutionary Robotics</text:p>
          </table:table-cell>
          <table:table-cell office:value-type="float" office:value="1998" calcext:value-type="float">
            <text:p>1998</text:p>
          </table:table-cell>
          <table:table-cell table:formula="of:= [.A60] / (2016 - [.C60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Open-ended on-board evolutionary robotics for robot swarms</text:p>
          </table:table-cell>
          <table:table-cell office:value-type="float" office:value="2009" calcext:value-type="float">
            <text:p>2009</text:p>
          </table:table-cell>
          <table:table-cell table:formula="of:= [.A61] / (2016 - [.C61])" office:value-type="float" office:value="2.42857142857143" calcext:value-type="float">
            <text:p>2.4285714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Memory-enhanced evolutionary robotics: The echo state network approach</text:p>
          </table:table-cell>
          <table:table-cell office:value-type="float" office:value="2009" calcext:value-type="float">
            <text:p>2009</text:p>
          </table:table-cell>
          <table:table-cell table:formula="of:= [.A62] / (2016 - [.C62])" office:value-type="float" office:value="2.42857142857143" calcext:value-type="float">
            <text:p>2.42857142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Evaluating alternative gait strategies using evolutionary robotics</text:p>
          </table:table-cell>
          <table:table-cell office:value-type="float" office:value="2004" calcext:value-type="float">
            <text:p>2004</text:p>
          </table:table-cell>
          <table:table-cell table:formula="of:= [.A63] / (2016 - [.C63])" office:value-type="float" office:value="2.41666666666667" calcext:value-type="float">
            <text:p>2.4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Enaction, Embodiment, Evolutionary Robotics - <text:s/>Simulation Models for a Post-Cognitivist Science of Mind</text:p>
          </table:table-cell>
          <table:table-cell office:value-type="float" office:value="2010" calcext:value-type="float">
            <text:p>2010</text:p>
          </table:table-cell>
          <table:table-cell table:formula="of:= [.A64] / (2016 - [.C64]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volutionary robotics approach to odor source localization</text:p>
          </table:table-cell>
          <table:table-cell office:value-type="float" office:value="2013" calcext:value-type="float">
            <text:p>2013</text:p>
          </table:table-cell>
          <table:table-cell table:formula="of:= [.A65] / (2016 - [.C65]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olving cognitive scaffolding and environment adaptation: a new research direction for evolutionary robotics</text:p>
          </table:table-cell>
          <table:table-cell office:value-type="float" office:value="2004" calcext:value-type="float">
            <text:p>2004</text:p>
          </table:table-cell>
          <table:table-cell table:formula="of:= [.A66] / (2016 - [.C66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Hardware solutions for evolutionary robotics</text:p>
          </table:table-cell>
          <table:table-cell office:value-type="float" office:value="1998" calcext:value-type="float">
            <text:p>1998</text:p>
          </table:table-cell>
          <table:table-cell table:formula="of:= [.A67] / (2016 - [.C67])" office:value-type="float" office:value="2.11111111111111" calcext:value-type="float">
            <text:p>2.1111111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t measuring evolvability: initial investigation of an evolutionary robotics search space</text:p>
          </table:table-cell>
          <table:table-cell office:value-type="float" office:value="2001" calcext:value-type="float">
            <text:p>2001</text:p>
          </table:table-cell>
          <table:table-cell table:formula="of:= [.A68] / (2016 - [.C68])" office:value-type="float" office:value="2.06666666666667" calcext:value-type="float">
            <text:p>2.0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Evolving autonomous biped control from simulation to reality</text:p>
          </table:table-cell>
          <table:table-cell office:value-type="float" office:value="2004" calcext:value-type="float">
            <text:p>2004</text:p>
          </table:table-cell>
          <table:table-cell table:formula="of:= [.A69] / (2016 - [.C6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Co-evolving model parameters for anytime learning in evolutionary robotics</text:p>
          </table:table-cell>
          <table:table-cell office:value-type="float" office:value="2000" calcext:value-type="float">
            <text:p>2000</text:p>
          </table:table-cell>
          <table:table-cell table:formula="of:= [.A70] / (2016 - [.C70])" office:value-type="float" office:value="1.8125" calcext:value-type="float">
            <text:p>1.8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Evolving the neural controller for a robotic arm able to grasp objects on the basis of tactile sensors</text:p>
          </table:table-cell>
          <table:table-cell office:value-type="float" office:value="2004" calcext:value-type="float">
            <text:p>2004</text:p>
          </table:table-cell>
          <table:table-cell table:formula="of:= [.A71] / (2016 - [.C71])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Adaptive robotics in entertainment</text:p>
          </table:table-cell>
          <table:table-cell office:value-type="float" office:value="2001" calcext:value-type="float">
            <text:p>2001</text:p>
          </table:table-cell>
          <table:table-cell table:formula="of:= [.A72] / (2016 - [.C72])" office:value-type="float" office:value="1.73333333333333" calcext:value-type="float">
            <text:p>1.7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volutionary robotics-an overview</text:p>
          </table:table-cell>
          <table:table-cell office:value-type="float" office:value="1996" calcext:value-type="float">
            <text:p>1996</text:p>
          </table:table-cell>
          <table:table-cell table:formula="of:= [.A73] / (2016 - [.C73]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olutionary robotics: coping with environmental change</text:p>
          </table:table-cell>
          <table:table-cell office:value-type="float" office:value="2000" calcext:value-type="float">
            <text:p>2000</text:p>
          </table:table-cell>
          <table:table-cell table:formula="of:= [.A74] / (2016 - [.C74])"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acing to improve on-line, on-board evolutionary robotics</text:p>
          </table:table-cell>
          <table:table-cell office:value-type="float" office:value="2011" calcext:value-type="float">
            <text:p>2011</text:p>
          </table:table-cell>
          <table:table-cell table:formula="of:= [.A75] / (2016 - [.C75])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Evolutionary robotics - <text:s/>Emergence of communication</text:p>
          </table:table-cell>
          <table:table-cell office:value-type="float" office:value="2007" calcext:value-type="float">
            <text:p>2007</text:p>
          </table:table-cell>
          <table:table-cell table:formula="of:= [.A76] / (2016 - [.C76])" office:value-type="float" office:value="1.55555555555556" calcext:value-type="float">
            <text:p>1.55555555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Some problems (and a few solutions) for open-ended evolutionary robotics</text:p>
          </table:table-cell>
          <table:table-cell office:value-type="float" office:value="1998" calcext:value-type="float">
            <text:p>1998</text:p>
          </table:table-cell>
          <table:table-cell table:formula="of:= [.A77] / (2016 - [.C77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elf-adaptive mutation in on-line, on-board evolutionary robotics</text:p>
          </table:table-cell>
          <table:table-cell office:value-type="float" office:value="2010" calcext:value-type="float">
            <text:p>2010</text:p>
          </table:table-cell>
          <table:table-cell table:formula="of:= [.A78] / (2016 - [.C78])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 completely evolvable genotype-phenotype mapping for evolutionary robotics</text:p>
          </table:table-cell>
          <table:table-cell office:value-type="float" office:value="2009" calcext:value-type="float">
            <text:p>2009</text:p>
          </table:table-cell>
          <table:table-cell table:formula="of:= [.A79] / (2016 - [.C79])" office:value-type="float" office:value="1.28571428571429" calcext:value-type="float">
            <text:p>1.2857142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Extending the Evolutionary Robotics approach to flying machines - <text:s/>An application to MAV teams</text:p>
          </table:table-cell>
          <table:table-cell office:value-type="float" office:value="2009" calcext:value-type="float">
            <text:p>2009</text:p>
          </table:table-cell>
          <table:table-cell table:formula="of:= [.A80] / (2016 - [.C80])" office:value-type="float" office:value="1.28571428571429" calcext:value-type="float">
            <text:p>1.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Evolvable hardware in evolutionary robotics</text:p>
          </table:table-cell>
          <table:table-cell office:value-type="float" office:value="2004" calcext:value-type="float">
            <text:p>2004</text:p>
          </table:table-cell>
          <table:table-cell table:formula="of:= [.A81] / (2016 - [.C81])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A survey of robotic control systems constructed by using evolutionary computations</text:p>
          </table:table-cell>
          <table:table-cell office:value-type="float" office:value="1999" calcext:value-type="float">
            <text:p>1999</text:p>
          </table:table-cell>
          <table:table-cell table:formula="of:= [.A82] / (2016 - [.C82])" office:value-type="float" office:value="1.23529411764706" calcext:value-type="float">
            <text:p>1.23529411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volutionary robotics, anticipation and the reality gap</text:p>
          </table:table-cell>
          <table:table-cell office:value-type="float" office:value="2006" calcext:value-type="float">
            <text:p>2006</text:p>
          </table:table-cell>
          <table:table-cell table:formula="of:= [.A83] / (2016 - [.C83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pen-Ended Evolutionary Robotics: an Information Theoretic Approach</text:p>
          </table:table-cell>
          <table:table-cell office:value-type="float" office:value="2010" calcext:value-type="float">
            <text:p>2010</text:p>
          </table:table-cell>
          <table:table-cell table:formula="of:= [.A84] / (2016 - [.C84])" office:value-type="float" office:value="1.16666666666667" calcext:value-type="float">
            <text:p>1.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lf-reflection in evolutionary robotics: resilient adaptation with a minimum of physical exploration</text:p>
          </table:table-cell>
          <table:table-cell office:value-type="float" office:value="2009" calcext:value-type="float">
            <text:p>2009</text:p>
          </table:table-cell>
          <table:table-cell table:formula="of:= [.A85] / (2016 - [.C85])" office:value-type="float" office:value="1.14285714285714" calcext:value-type="float">
            <text:p>1.1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urther explorations in evolutionary humanoid robotics</text:p>
          </table:table-cell>
          <table:table-cell office:value-type="float" office:value="2008" calcext:value-type="float">
            <text:p>2008</text:p>
          </table:table-cell>
          <table:table-cell table:formula="of:= [.A86] / (2016 - [.C86]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Using direct competition to select for competent controllers in evolutionary robotics</text:p>
          </table:table-cell>
          <table:table-cell office:value-type="float" office:value="2006" calcext:value-type="float">
            <text:p>2006</text:p>
          </table:table-cell>
          <table:table-cell table:formula="of:= [.A87] / (2016 - [.C87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The role of social and cognitive factors in the emergence of communication: experiments in evolutionary robotics</text:p>
          </table:table-cell>
          <table:table-cell office:value-type="float" office:value="2008" calcext:value-type="float">
            <text:p>2008</text:p>
          </table:table-cell>
          <table:table-cell table:formula="of:= [.A88] / (2016 - [.C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volving non-autonomous neuromorphic flight control for a flapping-wing mechanical insect</text:p>
          </table:table-cell>
          <table:table-cell office:value-type="float" office:value="2009" calcext:value-type="float">
            <text:p>2009</text:p>
          </table:table-cell>
          <table:table-cell table:formula="of:= [.A89] / (2016 - [.C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An algorithm to create phenotype-fitness maps</text:p>
          </table:table-cell>
          <table:table-cell office:value-type="float" office:value="2012" calcext:value-type="float">
            <text:p>2012</text:p>
          </table:table-cell>
          <table:table-cell table:formula="of:= [.A90] / (2016 - [.C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volutionary robotics - <text:s/>what, why, and where to</text:p>
          </table:table-cell>
          <table:table-cell office:value-type="float" office:value="2015" calcext:value-type="float">
            <text:p>2015</text:p>
          </table:table-cell>
          <table:table-cell table:formula="of:= [.A91] / (2016 - [.C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Evolutionary algorithms in robotics</text:p>
          </table:table-cell>
          <table:table-cell office:value-type="float" office:value="1994" calcext:value-type="float">
            <text:p>1994</text:p>
          </table:table-cell>
          <table:table-cell table:formula="of:= [.A92] / (2016 - [.C92])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Challenges and opportunities of evolutionary robotics</text:p>
          </table:table-cell>
          <table:table-cell office:value-type="float" office:value="2007" calcext:value-type="float">
            <text:p>2007</text:p>
          </table:table-cell>
          <table:table-cell table:formula="of:= [.A93] / (2016 - [.C93])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Breedbot - <text:s/>an evolutionary robotics application in digital content</text:p>
          </table:table-cell>
          <table:table-cell office:value-type="float" office:value="2008" calcext:value-type="float">
            <text:p>2008</text:p>
          </table:table-cell>
          <table:table-cell table:formula="of:= [.A94] / (2016 - [.C94])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olutionary Robotics The Use of Artificial Evolution in Robotics</text:p>
          </table:table-cell>
          <table:table-cell office:value-type="float" office:value="2004" calcext:value-type="float">
            <text:p>2004</text:p>
          </table:table-cell>
          <table:table-cell table:formula="of:= [.A95] / (2016 - [.C95])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volutionary robotics at Sussex</text:p>
          </table:table-cell>
          <table:table-cell office:value-type="float" office:value="1996" calcext:value-type="float">
            <text:p>1996</text:p>
          </table:table-cell>
          <table:table-cell table:formula="of:= [.A96] / (2016 - [.C96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evelopmental analysis in evolutionary robotics</text:p>
          </table:table-cell>
          <table:table-cell office:value-type="float" office:value="2006" calcext:value-type="float">
            <text:p>2006</text:p>
          </table:table-cell>
          <table:table-cell table:formula="of:= [.A97] / (2016 - [.C97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Evolutionary humanoid robotics - <text:s/>past, present and future</text:p>
          </table:table-cell>
          <table:table-cell office:value-type="float" office:value="2007" calcext:value-type="float">
            <text:p>2007</text:p>
          </table:table-cell>
          <table:table-cell table:formula="of:= [.A98] / (2016 - [.C98]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Interactive evolutionary robotics from different viewpoints of observation</text:p>
          </table:table-cell>
          <table:table-cell office:value-type="float" office:value="2002" calcext:value-type="float">
            <text:p>2002</text:p>
          </table:table-cell>
          <table:table-cell table:formula="of:= [.A99] / (2016 - [.C99])" office:value-type="float" office:value="0.642857142857143" calcext:value-type="float">
            <text:p>0.64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volutionary swarm intelligence applied to robotics</text:p>
          </table:table-cell>
          <table:table-cell office:value-type="float" office:value="2005" calcext:value-type="float">
            <text:p>2005</text:p>
          </table:table-cell>
          <table:table-cell table:formula="of:= [.A100] / (2016 - [.C100])" office:value-type="float" office:value="0.636363636363636" calcext:value-type="float">
            <text:p>0.6363636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Transference of evolved unmanned aerial vehicle controllers to a wheeled mobile robot</text:p>
          </table:table-cell>
          <table:table-cell office:value-type="float" office:value="2005" calcext:value-type="float">
            <text:p>2005</text:p>
          </table:table-cell>
          <table:table-cell table:formula="of:= [.A101] / (2016 - [.C101])" office:value-type="float" office:value="0.545454545454545" calcext:value-type="float">
            <text:p>0.5454545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orphological evolution of freeform robots</text:p>
          </table:table-cell>
          <table:table-cell office:value-type="float" office:value="2010" calcext:value-type="float">
            <text:p>2010</text:p>
          </table:table-cell>
          <table:table-cell table:formula="of:= [.A102] / (2016 - [.C102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volutionary Robotics - <text:s/>Model or Design?</text:p>
          </table:table-cell>
          <table:table-cell office:value-type="float" office:value="2014" calcext:value-type="float">
            <text:p>2014</text:p>
          </table:table-cell>
          <table:table-cell table:formula="of:= [.A103] / (2016 - [.C103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Common tasks in Evolutionary Robotics, an overview</text:p>
          </table:table-cell>
          <table:table-cell office:value-type="float" office:value="2011" calcext:value-type="float">
            <text:p>2011</text:p>
          </table:table-cell>
          <table:table-cell table:formula="of:= [.A104] / (2016 - [.C104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evolutionary robotics will matter</text:p>
          </table:table-cell>
          <table:table-cell office:value-type="float" office:value="2011" calcext:value-type="float">
            <text:p>2011</text:p>
          </table:table-cell>
          <table:table-cell table:formula="of:= [.A105] / (2016 - [.C105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 Survey on evolutionary robotics</text:p>
          </table:table-cell>
          <table:table-cell office:value-type="float" office:value="2002" calcext:value-type="float">
            <text:p>2002</text:p>
          </table:table-cell>
          <table:table-cell table:formula="of:= [.A106] / (2016 - [.C106])" office:value-type="float" office:value="0.357142857142857" calcext:value-type="float">
            <text:p>0.3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 profile-based method for hardware/software co-design applied in evolutionary robotics using reconfigurable computing</text:p>
          </table:table-cell>
          <table:table-cell office:value-type="float" office:value="2010" calcext:value-type="float">
            <text:p>2010</text:p>
          </table:table-cell>
          <table:table-cell table:formula="of:= [.A107] / (2016 - [.C107]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W/SW co-design architecture for evolutionary robotics</text:p>
          </table:table-cell>
          <table:table-cell office:value-type="float" office:value="2010" calcext:value-type="float">
            <text:p>2010</text:p>
          </table:table-cell>
          <table:table-cell table:formula="of:= [.A108] / (2016 - [.C108]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volutions of communication</text:p>
          </table:table-cell>
          <table:table-cell office:value-type="float" office:value="2009" calcext:value-type="float">
            <text:p>2009</text:p>
          </table:table-cell>
          <table:table-cell table:formula="of:= [.A109] / (2016 - [.C109])"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olutionary robotics in behavior engineering and artificial life</text:p>
          </table:table-cell>
          <table:table-cell office:value-type="float" office:value="1998" calcext:value-type="float">
            <text:p>1998</text:p>
          </table:table-cell>
          <table:table-cell table:formula="of:= [.A110] / (2016 - [.C110])" office:value-type="float" office:value="0.277777777777778" calcext:value-type="float">
            <text:p>0.2777777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dware accelerator for evolutionary robotics</text:p>
          </table:table-cell>
          <table:table-cell office:value-type="float" office:value="2008" calcext:value-type="float">
            <text:p>2008</text:p>
          </table:table-cell>
          <table:table-cell table:formula="of:= [.A111] / (2016 - [.C111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volutionary Robotics - <text:s/>incremental learning of sequential behavior</text:p>
          </table:table-cell>
          <table:table-cell office:value-type="float" office:value="2005" calcext:value-type="float">
            <text:p>2005</text:p>
          </table:table-cell>
          <table:table-cell table:formula="of:= [.A112] / (2016 - [.C112])" office:value-type="float" office:value="0.181818181818182" calcext:value-type="float">
            <text:p>0.1818181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ge based controller stabilization in Evolutionary Robotics</text:p>
          </table:table-cell>
          <table:table-cell office:value-type="float" office:value="2010" calcext:value-type="float">
            <text:p>2010</text:p>
          </table:table-cell>
          <table:table-cell table:formula="of:= [.A113] / (2016 - [.C113])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volvability in evolutionary robotics: Evolving the genotype-phenotype mapping</text:p>
          </table:table-cell>
          <table:table-cell office:value-type="float" office:value="2010" calcext:value-type="float">
            <text:p>2010</text:p>
          </table:table-cell>
          <table:table-cell table:formula="of:= [.A114] / (2016 - [.C114])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volving Boids : Using a Genetic Algorithm to Develop Boid Behaviors</text:p>
          </table:table-cell>
          <table:table-cell office:value-type="float" office:value="2005" calcext:value-type="float">
            <text:p>2005</text:p>
          </table:table-cell>
          <table:table-cell table:formula="of:= [.A115] / (2016 - [.C115])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easurements of Features of Fitness Landscapes on Competitive Co-Evolutionary Robotics</text:p>
          </table:table-cell>
          <table:table-cell office:value-type="float" office:value="1" calcext:value-type="float">
            <text:p>1</text:p>
          </table:table-cell>
          <table:table-cell table:formula="of:= [.A116] / (2016 - [.C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volvable mechanics: Hardware tools for evolutionary robotics</text:p>
          </table:table-cell>
          <table:table-cell office:value-type="float" office:value="1" calcext:value-type="float">
            <text:p>1</text:p>
          </table:table-cell>
          <table:table-cell table:formula="of:= [.A117] / (2016 - [.C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view of the evolutionary robotics approach</text:p>
          </table:table-cell>
          <table:table-cell office:value-type="float" office:value="1" calcext:value-type="float">
            <text:p>1</text:p>
          </table:table-cell>
          <table:table-cell table:formula="of:= [.A118] / (2016 - [.C118])" office:value-type="float" office:value="0" calcext:value-type="float">
            <text:p>0</text:p>
          </table:table-cell>
        </table:table-row>
        <table:table-row table:style-name="ro1" table:number-rows-repeated="10484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3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5:30:10.672986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19:09.331428719</meta:creation-date>
    <dc:date>2015-05-26T17:28:39.895268325</dc:date>
    <meta:editing-duration>PT1H7M26S</meta:editing-duration>
    <meta:editing-cycles>14</meta:editing-cycles>
    <meta:generator>LibreOffice/4.2.8.2$Linux_x86 LibreOffice_project/420m0$Build-2</meta:generator>
    <meta:document-statistic meta:table-count="1" meta:cell-count="472" meta:object-count="0"/>
    <meta:user-defined meta:name="qrichtext">1</meta:user-defined>
  </office:meta>
</office:document-meta>
</file>